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Nimbus Mono L" svg:font-family="'Nimbus Mono L'" style:font-adornments="Regular" style:font-family-generic="modern" style:font-pitch="fixed"/>
    <style:font-face style:name="Apple Garamond" svg:font-family="'Apple Garamond'" style:font-adornments="Bold" style:font-pitch="variable"/>
    <style:font-face style:name="Apple Garamond1" svg:font-family="'Apple Garamond'" style:font-adornments="Regular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.15cm" fo:margin-bottom="0.15cm" fo:line-height="150%" fo:text-align="justify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nderscore</text:h>
      <text:p text:style-name="P1"><draw:frame draw:style-name="fr1" draw:name="graphics1" text:anchor-type="paragraph" svg:width="16.933cm" svg:height="0.132cm" draw:z-index="0"><draw:image xlink:href="../../../../../../usr/lib/libreoffice/program/../share/gallery/rulers/blurulr6.gif" xlink:type="simple" xlink:show="embed" xlink:actuate="onLoad"/></draw:frame></text:p>
      <text:p text:style-name="P2">Well, if you want to see if underscore works in ruby program, download this program <text:a xlink:type="simple" xlink:href="https://raw.github.com/mindaslab/ilrx/master/x/underscore.rb"><text:span text:style-name="Code_20_Char">underscore.rb</text:span></text:a> and execute it by typing <text:span text:style-name="Code_20_Char">$ ruby underscore.rb</text:span> <text:s/>(by changing directory to place where <text:span text:style-name="Code_20_Char">underscore.rb</text:span> exists), any way for those who cant download now, here is the program</text:p>
      <text:p text:style-name="Code">#!/usr/bin/ruby</text:p>
      <text:p text:style-name="Code"># <text:a xlink:type="simple" xlink:href="https://raw.github.com/mindaslab/ilrx/master/x/underscore.rb">underscore.rb</text:a></text:p>
      <text:p text:style-name="Code"/>
      <text:p text:style-name="Code"># program to check if underscore can be used</text:p>
      <text:p text:style-name="Code"># in a rb file</text:p>
      <text:p text:style-name="Code"/>
      <text:p text:style-name="Code">87*23</text:p>
      <text:p text:style-name="Code">puts "87 X 23 X 5 = #{_*5}" # This wont work</text:p>
      <text:p text:style-name="P2">Output</text:p>
      <text:p text:style-name="Code">underscore.rb:8: undefined local variable or method `_' for main:Object (NameError)</text:p>
      <text:p text:style-name="P2">The program should spit an error as shown above, proving that underscore does not work in a ruby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Nimbus Mono L" svg:font-family="'Nimbus Mono L'" style:font-adornments="Regular" style:font-family-generic="modern" style:font-pitch="fixed"/>
    <style:font-face style:name="Apple Garamond" svg:font-family="'Apple Garamond'" style:font-adornments="Bold" style:font-pitch="variable"/>
    <style:font-face style:name="Apple Garamond1" svg:font-family="'Apple Garamond'" style:font-adornments="Regular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text-align="end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ff0000" style:font-name="Apple Garamond" fo:font-size="32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>
      <style:paragraph-properties fo:margin-top="0cm" fo:margin-bottom="0cm" style:line-height-at-least="0cm" fo:background-color="transparent" style:shadow="none">
        <style:background-image/>
      </style:paragraph-properties>
      <style:text-properties style:font-name="Nimbus Mono L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color="#ff0000" style:font-name="Apple Garamond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color="#ff3333" style:font-name="Apple Garamond1" fo:font-size="15pt" fo:font-weight="bold" style:font-size-asian="14pt" style:font-weight-asian="normal" style:font-size-complex="14pt" style:font-weight-complex="bold"/>
    </style:style>
    <style:style style:name="Code_20_Char" style:display-name="Code Char" style:family="text">
      <style:text-properties style:font-name="Nimbus Mono L" fo:font-size="10pt" fo:font-style="oblique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today </meta:initial-creator>
    <meta:creation-date>2012-04-27T18:26:48</meta:creation-date>
    <meta:generator>LibreOffice/3.5$Linux_X86_64 LibreOffice_project/350m1$Build-2</meta:generator>
    <dc:date>2012-08-22T14:58:03</dc:date>
    <dc:creator>Webtoday </dc:creator>
    <meta:editing-duration>P0D</meta:editing-duration>
    <meta:editing-cycles>1</meta:editing-cycles>
    <meta:document-statistic meta:table-count="0" meta:image-count="1" meta:object-count="0" meta:page-count="1" meta:paragraph-count="11" meta:word-count="105" meta:character-count="605" meta:non-whitespace-character-count="509"/>
  </office:meta>
</office:document-meta>
</file>